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fo:color="#5B9BD5" style:text-underline-type="single" style:text-underline-style="solid" style:text-underline-width="auto" style:text-underline-mode="continuous"/>
    </style:style>
    <style:style style:name="P2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P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P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P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P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T9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 style:language-asian="fr" style:country-asian="BE"/>
    </style:style>
    <style:style style:name="T1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P1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P1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P1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T15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 style:language-asian="fr" style:country-asian="BE"/>
    </style:style>
    <style:style style:name="T1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T17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 style:language-asian="fr" style:country-asian="BE"/>
    </style:style>
    <style:style style:name="T1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T19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 style:language-asian="fr" style:country-asian="BE"/>
    </style:style>
    <style:style style:name="T2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P2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P22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color="#70AD47"/>
    </style:style>
    <style:style style:name="P24" style:parent-style-name="Normal" style:family="paragraph">
      <style:text-properties fo:color="#70AD47"/>
    </style:style>
    <style:style style:name="P25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27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28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29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30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31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32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33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34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35" style:parent-style-name="PréformatéHTML" style:family="paragraph">
      <style:paragraph-properties style:vertical-align="baseline" style:line-height-at-least="0.1527in"/>
    </style:style>
    <style:style style:name="T36" style:parent-style-name="Policepardéfaut" style:family="text">
      <style:text-properties style:font-name="Consolas" fo:color="#000000"/>
    </style:style>
    <style:style style:name="T37" style:parent-style-name="reserved-word" style:family="text">
      <style:text-properties style:font-name="Consolas" fo:color="#1C57E1"/>
    </style:style>
    <style:style style:name="T38" style:parent-style-name="Policepardéfaut" style:family="text">
      <style:text-properties style:font-name="Consolas" fo:color="#000000"/>
    </style:style>
    <style:style style:name="T39" style:parent-style-name="reserved-word" style:family="text">
      <style:text-properties style:font-name="Consolas" fo:color="#1C57E1"/>
    </style:style>
    <style:style style:name="T40" style:parent-style-name="Policepardéfaut" style:family="text">
      <style:text-properties style:font-name="Consolas" fo:color="#000000"/>
    </style:style>
    <style:style style:name="T41" style:parent-style-name="reserved-word" style:family="text">
      <style:text-properties style:font-name="Consolas" fo:color="#1C57E1"/>
    </style:style>
    <style:style style:name="T42" style:parent-style-name="Policepardéfaut" style:family="text">
      <style:text-properties style:font-name="Consolas" fo:color="#000000"/>
    </style:style>
    <style:style style:name="P43" style:parent-style-name="PréformatéHTML" style:family="paragraph">
      <style:paragraph-properties style:vertical-align="baseline" style:line-height-at-least="0.1527in"/>
    </style:style>
    <style:style style:name="T44" style:parent-style-name="Policepardéfaut" style:family="text">
      <style:text-properties style:font-name="Consolas" fo:color="#000000"/>
    </style:style>
    <style:style style:name="T45" style:parent-style-name="Citation1" style:family="text">
      <style:text-properties style:font-name="Consolas" fo:color="#E01931"/>
    </style:style>
    <style:style style:name="P46" style:parent-style-name="PréformatéHTML" style:family="paragraph">
      <style:paragraph-properties style:vertical-align="baseline" style:line-height-at-least="0.1527in"/>
    </style:style>
    <style:style style:name="T47" style:parent-style-name="Policepardéfaut" style:family="text">
      <style:text-properties style:font-name="Consolas" fo:color="#000000" fo:language="en" fo:country="US"/>
    </style:style>
    <style:style style:name="T48" style:parent-style-name="reserved-word" style:family="text">
      <style:text-properties style:font-name="Consolas" fo:color="#1C57E1" fo:language="en" fo:country="US"/>
    </style:style>
    <style:style style:name="T49" style:parent-style-name="Policepardéfaut" style:family="text">
      <style:text-properties style:font-name="Consolas" fo:color="#000000" fo:language="en" fo:country="US"/>
    </style:style>
    <style:style style:name="T50" style:parent-style-name="reserved-word" style:family="text">
      <style:text-properties style:font-name="Consolas" fo:color="#1C57E1" fo:language="en" fo:country="US"/>
    </style:style>
    <style:style style:name="T51" style:parent-style-name="Policepardéfaut" style:family="text">
      <style:text-properties style:font-name="Consolas" fo:color="#000000" fo:language="en" fo:country="US"/>
    </style:style>
    <style:style style:name="T52" style:parent-style-name="reserved-word" style:family="text">
      <style:text-properties style:font-name="Consolas" fo:color="#1C57E1" fo:language="en" fo:country="US"/>
    </style:style>
    <style:style style:name="T53" style:parent-style-name="Policepardéfaut" style:family="text">
      <style:text-properties style:font-name="Consolas" fo:color="#000000" fo:language="en" fo:country="US"/>
    </style:style>
    <style:style style:name="P54" style:parent-style-name="PréformatéHTML" style:family="paragraph">
      <style:paragraph-properties style:vertical-align="baseline" style:line-height-at-least="0.1527in"/>
    </style:style>
    <style:style style:name="T55" style:parent-style-name="Policepardéfaut" style:family="text">
      <style:text-properties style:font-name="Consolas" fo:color="#000000"/>
    </style:style>
    <style:style style:name="T56" style:parent-style-name="Citation1" style:family="text">
      <style:text-properties style:font-name="Consolas" fo:color="#E01931"/>
    </style:style>
    <style:style style:name="P57" style:parent-style-name="PréformatéHTML" style:family="paragraph">
      <style:paragraph-properties style:vertical-align="baseline" style:line-height-at-least="0.1527in"/>
    </style:style>
    <style:style style:name="T58" style:parent-style-name="Policepardéfaut" style:family="text">
      <style:text-properties style:font-name="Consolas" fo:color="#000000"/>
    </style:style>
    <style:style style:name="T59" style:parent-style-name="reserved-word" style:family="text">
      <style:text-properties style:font-name="Consolas" fo:color="#1C57E1"/>
    </style:style>
    <style:style style:name="P60" style:parent-style-name="PréformatéHTML" style:family="paragraph">
      <style:paragraph-properties style:vertical-align="baseline" style:line-height-at-least="0.1527in"/>
    </style:style>
    <style:style style:name="T61" style:parent-style-name="Policepardéfaut" style:family="text">
      <style:text-properties style:font-name="Consolas" fo:color="#000000"/>
    </style:style>
    <style:style style:name="T62" style:parent-style-name="Citation1" style:family="text">
      <style:text-properties style:font-name="Consolas" fo:color="#E01931"/>
    </style:style>
    <style:style style:name="P63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64" style:parent-style-name="PréformatéHTML" style:family="paragraph">
      <style:paragraph-properties style:vertical-align="baseline" style:line-height-at-least="0.1527in"/>
    </style:style>
    <style:style style:name="T65" style:parent-style-name="Policepardéfaut" style:family="text">
      <style:text-properties style:font-name="Consolas" fo:color="#000000"/>
    </style:style>
    <style:style style:name="T66" style:parent-style-name="keyword" style:family="text">
      <style:text-properties style:font-name="Consolas" fo:color="#27AE60"/>
    </style:style>
    <style:style style:name="T67" style:parent-style-name="Policepardéfaut" style:family="text">
      <style:text-properties style:font-name="Consolas" fo:color="#000000"/>
    </style:style>
    <style:style style:name="P68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69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70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71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PréformatéHTML" style:family="paragraph">
      <style:paragraph-properties style:vertical-align="baseline" style:line-height-at-least="0.1527in"/>
      <style:text-properties style:font-name="Consolas" fo:color="#000000"/>
    </style:style>
    <style:style style:name="P74" style:parent-style-name="PréformatéHTML" style:family="paragraph">
      <style:paragraph-properties style:vertical-align="baseline" style:line-height-at-least="0.1527in"/>
    </style:style>
    <style:style style:name="T75" style:parent-style-name="Policepardéfaut" style:family="text">
      <style:text-properties style:font-name="Consolas" fo:color="#000000" fo:language="en" fo:country="US"/>
    </style:style>
    <style:style style:name="T76" style:parent-style-name="reserved-word" style:family="text">
      <style:text-properties style:font-name="Consolas" fo:color="#1C57E1" fo:language="en" fo:country="US"/>
    </style:style>
    <style:style style:name="T77" style:parent-style-name="Policepardéfaut" style:family="text">
      <style:text-properties style:font-name="Consolas" fo:color="#000000" fo:language="en" fo:country="US"/>
    </style:style>
    <style:style style:name="T78" style:parent-style-name="reserved-word" style:family="text">
      <style:text-properties style:font-name="Consolas" fo:color="#1C57E1" fo:language="en" fo:country="US"/>
    </style:style>
    <style:style style:name="T79" style:parent-style-name="Policepardéfaut" style:family="text">
      <style:text-properties style:font-name="Consolas" fo:color="#000000" fo:language="en" fo:country="US"/>
    </style:style>
    <style:style style:name="P80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81" style:parent-style-name="PréformatéHTML" style:family="paragraph">
      <style:paragraph-properties style:vertical-align="baseline" style:line-height-at-least="0.1527in"/>
    </style:style>
    <style:style style:name="T82" style:parent-style-name="Policepardéfaut" style:family="text">
      <style:text-properties style:font-name="Consolas" fo:color="#000000" fo:language="en" fo:country="US"/>
    </style:style>
    <style:style style:name="T83" style:parent-style-name="reserved-word" style:family="text">
      <style:text-properties style:font-name="Consolas" fo:color="#1C57E1" fo:language="en" fo:country="US"/>
    </style:style>
    <style:style style:name="P84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85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86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87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88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89" style:parent-style-name="PréformatéHTML" style:family="paragraph">
      <style:paragraph-properties style:vertical-align="baseline" style:line-height-at-least="0.1527in"/>
    </style:style>
    <style:style style:name="T90" style:parent-style-name="Policepardéfaut" style:family="text">
      <style:text-properties style:font-name="Consolas" fo:color="#000000" fo:language="en" fo:country="US"/>
    </style:style>
    <style:style style:name="T91" style:parent-style-name="reserved-word" style:family="text">
      <style:text-properties style:font-name="Consolas" fo:color="#1C57E1" fo:language="en" fo:country="US"/>
    </style:style>
    <style:style style:name="T92" style:parent-style-name="Policepardéfaut" style:family="text">
      <style:text-properties style:font-name="Consolas" fo:color="#000000" fo:language="en" fo:country="US"/>
    </style:style>
    <style:style style:name="T93" style:parent-style-name="reserved-word" style:family="text">
      <style:text-properties style:font-name="Consolas" fo:color="#1C57E1" fo:language="en" fo:country="US"/>
    </style:style>
    <style:style style:name="T94" style:parent-style-name="Policepardéfaut" style:family="text">
      <style:text-properties style:font-name="Consolas" fo:color="#000000" fo:language="en" fo:country="US"/>
    </style:style>
    <style:style style:name="P95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96" style:parent-style-name="PréformatéHTML" style:family="paragraph">
      <style:paragraph-properties style:vertical-align="baseline" style:line-height-at-least="0.1527in"/>
    </style:style>
    <style:style style:name="T97" style:parent-style-name="Policepardéfaut" style:family="text">
      <style:text-properties style:font-name="Consolas" fo:color="#000000" fo:language="en" fo:country="US"/>
    </style:style>
    <style:style style:name="T98" style:parent-style-name="reserved-word" style:family="text">
      <style:text-properties style:font-name="Consolas" fo:color="#1C57E1" fo:language="en" fo:country="US"/>
    </style:style>
    <style:style style:name="P99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00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01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02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03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04" style:parent-style-name="PréformatéHTML" style:family="paragraph">
      <style:paragraph-properties style:vertical-align="baseline" style:line-height-at-least="0.1527in"/>
    </style:style>
    <style:style style:name="T105" style:parent-style-name="Policepardéfaut" style:family="text">
      <style:text-properties style:font-name="Consolas" fo:color="#000000" fo:language="en" fo:country="US"/>
    </style:style>
    <style:style style:name="T106" style:parent-style-name="reserved-word" style:family="text">
      <style:text-properties style:font-name="Consolas" fo:color="#1C57E1" fo:language="en" fo:country="US"/>
    </style:style>
    <style:style style:name="T107" style:parent-style-name="Policepardéfaut" style:family="text">
      <style:text-properties style:font-name="Consolas" fo:color="#000000" fo:language="en" fo:country="US"/>
    </style:style>
    <style:style style:name="T108" style:parent-style-name="reserved-word" style:family="text">
      <style:text-properties style:font-name="Consolas" fo:color="#1C57E1" fo:language="en" fo:country="US"/>
    </style:style>
    <style:style style:name="T109" style:parent-style-name="Policepardéfaut" style:family="text">
      <style:text-properties style:font-name="Consolas" fo:color="#000000" fo:language="en" fo:country="US"/>
    </style:style>
    <style:style style:name="P110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11" style:parent-style-name="PréformatéHTML" style:family="paragraph">
      <style:paragraph-properties style:vertical-align="baseline" style:line-height-at-least="0.1527in"/>
    </style:style>
    <style:style style:name="T112" style:parent-style-name="Policepardéfaut" style:family="text">
      <style:text-properties style:font-name="Consolas" fo:color="#000000" fo:language="en" fo:country="US"/>
    </style:style>
    <style:style style:name="T113" style:parent-style-name="reserved-word" style:family="text">
      <style:text-properties style:font-name="Consolas" fo:color="#1C57E1" fo:language="en" fo:country="US"/>
    </style:style>
    <style:style style:name="P114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15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16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17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18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19" style:parent-style-name="PréformatéHTML" style:family="paragraph">
      <style:paragraph-properties style:vertical-align="baseline" style:line-height-at-least="0.1527in"/>
    </style:style>
    <style:style style:name="T120" style:parent-style-name="Policepardéfaut" style:family="text">
      <style:text-properties style:font-name="Consolas" fo:color="#000000" fo:language="en" fo:country="US"/>
    </style:style>
    <style:style style:name="T121" style:parent-style-name="reserved-word" style:family="text">
      <style:text-properties style:font-name="Consolas" fo:color="#1C57E1" fo:language="en" fo:country="US"/>
    </style:style>
    <style:style style:name="T122" style:parent-style-name="Policepardéfaut" style:family="text">
      <style:text-properties style:font-name="Consolas" fo:color="#000000" fo:language="en" fo:country="US"/>
    </style:style>
    <style:style style:name="T123" style:parent-style-name="reserved-word" style:family="text">
      <style:text-properties style:font-name="Consolas" fo:color="#1C57E1" fo:language="en" fo:country="US"/>
    </style:style>
    <style:style style:name="T124" style:parent-style-name="Policepardéfaut" style:family="text">
      <style:text-properties style:font-name="Consolas" fo:color="#000000" fo:language="en" fo:country="US"/>
    </style:style>
    <style:style style:name="P125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26" style:parent-style-name="PréformatéHTML" style:family="paragraph">
      <style:paragraph-properties style:vertical-align="baseline" style:line-height-at-least="0.1527in"/>
    </style:style>
    <style:style style:name="T127" style:parent-style-name="Policepardéfaut" style:family="text">
      <style:text-properties style:font-name="Consolas" fo:color="#000000" fo:language="en" fo:country="US"/>
    </style:style>
    <style:style style:name="T128" style:parent-style-name="reserved-word" style:family="text">
      <style:text-properties style:font-name="Consolas" fo:color="#1C57E1" fo:language="en" fo:country="US"/>
    </style:style>
    <style:style style:name="P129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30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31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32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33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34" style:parent-style-name="PréformatéHTML" style:family="paragraph">
      <style:paragraph-properties style:vertical-align="baseline" style:line-height-at-least="0.1527in"/>
    </style:style>
    <style:style style:name="T135" style:parent-style-name="Policepardéfaut" style:family="text">
      <style:text-properties style:font-name="Consolas" fo:color="#000000" fo:language="en" fo:country="US"/>
    </style:style>
    <style:style style:name="T136" style:parent-style-name="reserved-word" style:family="text">
      <style:text-properties style:font-name="Consolas" fo:color="#1C57E1" fo:language="en" fo:country="US"/>
    </style:style>
    <style:style style:name="T137" style:parent-style-name="Policepardéfaut" style:family="text">
      <style:text-properties style:font-name="Consolas" fo:color="#000000" fo:language="en" fo:country="US"/>
    </style:style>
    <style:style style:name="T138" style:parent-style-name="reserved-word" style:family="text">
      <style:text-properties style:font-name="Consolas" fo:color="#1C57E1" fo:language="en" fo:country="US"/>
    </style:style>
    <style:style style:name="T139" style:parent-style-name="Policepardéfaut" style:family="text">
      <style:text-properties style:font-name="Consolas" fo:color="#000000" fo:language="en" fo:country="US"/>
    </style:style>
    <style:style style:name="P140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41" style:parent-style-name="PréformatéHTML" style:family="paragraph">
      <style:paragraph-properties style:vertical-align="baseline" style:line-height-at-least="0.1527in"/>
    </style:style>
    <style:style style:name="T142" style:parent-style-name="Policepardéfaut" style:family="text">
      <style:text-properties style:font-name="Consolas" fo:color="#000000" fo:language="en" fo:country="US"/>
    </style:style>
    <style:style style:name="T143" style:parent-style-name="reserved-word" style:family="text">
      <style:text-properties style:font-name="Consolas" fo:color="#1C57E1" fo:language="en" fo:country="US"/>
    </style:style>
    <style:style style:name="P144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45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46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47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48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49" style:parent-style-name="PréformatéHTML" style:family="paragraph">
      <style:paragraph-properties style:vertical-align="baseline" style:line-height-at-least="0.1527in"/>
    </style:style>
    <style:style style:name="T150" style:parent-style-name="Policepardéfaut" style:family="text">
      <style:text-properties style:font-name="Consolas" fo:color="#000000" fo:language="en" fo:country="US"/>
    </style:style>
    <style:style style:name="T151" style:parent-style-name="reserved-word" style:family="text">
      <style:text-properties style:font-name="Consolas" fo:color="#1C57E1" fo:language="en" fo:country="US"/>
    </style:style>
    <style:style style:name="T152" style:parent-style-name="Policepardéfaut" style:family="text">
      <style:text-properties style:font-name="Consolas" fo:color="#000000" fo:language="en" fo:country="US"/>
    </style:style>
    <style:style style:name="T153" style:parent-style-name="reserved-word" style:family="text">
      <style:text-properties style:font-name="Consolas" fo:color="#1C57E1" fo:language="en" fo:country="US"/>
    </style:style>
    <style:style style:name="T154" style:parent-style-name="Policepardéfaut" style:family="text">
      <style:text-properties style:font-name="Consolas" fo:color="#000000" fo:language="en" fo:country="US"/>
    </style:style>
    <style:style style:name="T155" style:parent-style-name="reserved-word" style:family="text">
      <style:text-properties style:font-name="Consolas" fo:color="#1C57E1" fo:language="en" fo:country="US"/>
    </style:style>
    <style:style style:name="T156" style:parent-style-name="Policepardéfaut" style:family="text">
      <style:text-properties style:font-name="Consolas" fo:color="#000000" fo:language="en" fo:country="US"/>
    </style:style>
    <style:style style:name="P157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58" style:parent-style-name="PréformatéHTML" style:family="paragraph">
      <style:paragraph-properties style:vertical-align="baseline" style:line-height-at-least="0.1527in"/>
    </style:style>
    <style:style style:name="T159" style:parent-style-name="Policepardéfaut" style:family="text">
      <style:text-properties style:font-name="Consolas" fo:color="#000000" fo:language="en" fo:country="US"/>
    </style:style>
    <style:style style:name="T160" style:parent-style-name="reserved-word" style:family="text">
      <style:text-properties style:font-name="Consolas" fo:color="#1C57E1" fo:language="en" fo:country="US"/>
    </style:style>
    <style:style style:name="P161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62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63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64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65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66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67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68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69" style:parent-style-name="PréformatéHTML" style:family="paragraph">
      <style:paragraph-properties style:vertical-align="baseline" style:line-height-at-least="0.1527in"/>
    </style:style>
    <style:style style:name="T170" style:parent-style-name="Policepardéfaut" style:family="text">
      <style:text-properties style:font-name="Consolas" fo:color="#000000" fo:language="en" fo:country="US"/>
    </style:style>
    <style:style style:name="T171" style:parent-style-name="reserved-word" style:family="text">
      <style:text-properties style:font-name="Consolas" fo:color="#1C57E1" fo:language="en" fo:country="US"/>
    </style:style>
    <style:style style:name="T172" style:parent-style-name="Policepardéfaut" style:family="text">
      <style:text-properties style:font-name="Consolas" fo:color="#000000" fo:language="en" fo:country="US"/>
    </style:style>
    <style:style style:name="T173" style:parent-style-name="reserved-word" style:family="text">
      <style:text-properties style:font-name="Consolas" fo:color="#1C57E1" fo:language="en" fo:country="US"/>
    </style:style>
    <style:style style:name="T174" style:parent-style-name="Policepardéfaut" style:family="text">
      <style:text-properties style:font-name="Consolas" fo:color="#000000" fo:language="en" fo:country="US"/>
    </style:style>
    <style:style style:name="T175" style:parent-style-name="reserved-word" style:family="text">
      <style:text-properties style:font-name="Consolas" fo:color="#1C57E1" fo:language="en" fo:country="US"/>
    </style:style>
    <style:style style:name="T176" style:parent-style-name="Policepardéfaut" style:family="text">
      <style:text-properties style:font-name="Consolas" fo:color="#000000" fo:language="en" fo:country="US"/>
    </style:style>
    <style:style style:name="P177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78" style:parent-style-name="PréformatéHTML" style:family="paragraph">
      <style:paragraph-properties style:vertical-align="baseline" style:line-height-at-least="0.1527in"/>
    </style:style>
    <style:style style:name="T179" style:parent-style-name="Policepardéfaut" style:family="text">
      <style:text-properties style:font-name="Consolas" fo:color="#000000" fo:language="en" fo:country="US"/>
    </style:style>
    <style:style style:name="T180" style:parent-style-name="reserved-word" style:family="text">
      <style:text-properties style:font-name="Consolas" fo:color="#1C57E1" fo:language="en" fo:country="US"/>
    </style:style>
    <style:style style:name="P181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82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83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PréformatéHTML" style:family="paragraph">
      <style:paragraph-properties style:vertical-align="baseline" style:line-height-at-least="0.1527in"/>
    </style:style>
    <style:style style:name="T187" style:parent-style-name="Policepardéfaut" style:family="text">
      <style:text-properties style:font-name="Consolas" fo:color="#000000" fo:language="en" fo:country="US"/>
    </style:style>
    <style:style style:name="T188" style:parent-style-name="reserved-word" style:family="text">
      <style:text-properties style:font-name="Consolas" fo:color="#1C57E1" fo:language="en" fo:country="US"/>
    </style:style>
    <style:style style:name="T189" style:parent-style-name="Policepardéfaut" style:family="text">
      <style:text-properties style:font-name="Consolas" fo:color="#000000" fo:language="en" fo:country="US"/>
    </style:style>
    <style:style style:name="T190" style:parent-style-name="reserved-word" style:family="text">
      <style:text-properties style:font-name="Consolas" fo:color="#1C57E1" fo:language="en" fo:country="US"/>
    </style:style>
    <style:style style:name="T191" style:parent-style-name="Policepardéfaut" style:family="text">
      <style:text-properties style:font-name="Consolas" fo:color="#000000" fo:language="en" fo:country="US"/>
    </style:style>
    <style:style style:name="P192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93" style:parent-style-name="PréformatéHTML" style:family="paragraph">
      <style:paragraph-properties style:vertical-align="baseline" style:line-height-at-least="0.1527in"/>
    </style:style>
    <style:style style:name="T194" style:parent-style-name="Policepardéfaut" style:family="text">
      <style:text-properties style:font-name="Consolas" fo:color="#000000" fo:language="en" fo:country="US"/>
    </style:style>
    <style:style style:name="T195" style:parent-style-name="reserved-word" style:family="text">
      <style:text-properties style:font-name="Consolas" fo:color="#1C57E1" fo:language="en" fo:country="US"/>
    </style:style>
    <style:style style:name="P196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97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98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199" style:parent-style-name="PréformatéHTML" style:family="paragraph">
      <style:paragraph-properties style:vertical-align="baseline" style:line-height-at-least="0.1527in"/>
      <style:text-properties style:font-name="Consolas" fo:color="#000000" fo:language="en" fo:country="US"/>
    </style:style>
    <style:style style:name="P200" style:parent-style-name="Titre2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0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0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0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0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8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/>
    </style:style>
    <style:style style:name="T20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21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1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2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T21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21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6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/>
    </style:style>
    <style:style style:name="P21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9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T22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1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T22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3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T22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22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7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T22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9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/>
    </style:style>
    <style:style style:name="T23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23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3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/>
    </style:style>
    <style:style style:name="P23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6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P23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9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/>
    </style:style>
    <style:style style:name="P24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24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3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T24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5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T24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7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T24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24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1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/>
    </style:style>
    <style:style style:name="P25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4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P25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7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/>
    </style:style>
    <style:style style:name="P25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25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1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/>
    </style:style>
    <style:style style:name="T26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26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264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265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26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26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26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26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27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27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27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4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/>
    </style:style>
    <style:style style:name="T27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27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27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27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280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281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282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28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P28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286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P28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289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29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291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29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P29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9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9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297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29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P29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0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0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03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P30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06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P30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09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 fo:language="en" fo:country="US"/>
    </style:style>
    <style:style style:name="P31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1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1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14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31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P31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18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 fo:language="en" fo:country="US"/>
    </style:style>
    <style:style style:name="T31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P32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1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22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P32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25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 fo:language="en" fo:country="US"/>
    </style:style>
    <style:style style:name="T32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P32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2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29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33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1" style:parent-style-name="Policepardéfaut" style:family="text">
      <style:text-properties style:font-name="Consolas" style:font-name-asian="Times New Roman" style:font-name-complex="Courier New" fo:color="#16A085" fo:font-size="10pt" style:font-size-asian="10pt" style:font-size-complex="10pt"/>
    </style:style>
    <style:style style:name="P33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3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3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3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3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3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9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/>
    </style:style>
    <style:style style:name="T34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34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4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4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T34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34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4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49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35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51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35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53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35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P35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5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58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P35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6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6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6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4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T36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36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8" style:parent-style-name="Policepardéfaut" style:family="text">
      <style:text-properties style:font-name="Consolas" style:font-name-asian="Times New Roman" style:font-name-complex="Courier New" fo:color="#16A085" fo:font-size="10pt" style:font-size-asian="10pt" style:font-size-complex="10pt"/>
    </style:style>
    <style:style style:name="P36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7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7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7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7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7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7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7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8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/>
    </style:style>
    <style:style style:name="T37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38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8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8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83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38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8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8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8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38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8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0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/>
    </style:style>
    <style:style style:name="T391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39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94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39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P39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9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399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40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401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40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403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40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P40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40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408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40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410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411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T412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/>
    </style:style>
    <style:style style:name="T41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/>
    </style:style>
    <style:style style:name="P41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41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1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17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P41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41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42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42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42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42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25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/>
    </style:style>
    <style:style style:name="T42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42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42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42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43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1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32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/>
    </style:style>
    <style:style style:name="T43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P43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hyphenate="true"/>
    </style:style>
    <style:style style:name="P435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43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7" style:parent-style-name="Policepardéfaut" style:family="text">
      <style:text-properties style:font-name="Consolas" style:font-name-asian="Times New Roman" style:font-name-complex="Courier New" fo:color="#16A085" fo:font-size="10pt" style:font-size-asian="10pt" style:font-size-complex="10pt" style:language-asian="fr" style:country-asian="BE"/>
    </style:style>
    <style:style style:name="P43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 fo:hyphenate="true"/>
    </style:style>
    <style:style style:name="P43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T441" style:parent-style-name="Policepardéfaut" style:family="text">
      <style:text-properties style:font-name="Consolas" style:font-name-asian="Times New Roman" style:font-name-complex="Courier New" fo:color="#16A085" fo:font-size="10pt" style:font-size-asian="10pt" style:font-size-complex="10pt" style:language-asian="fr" style:country-asian="BE"/>
    </style:style>
    <style:style style:name="P44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 fo:hyphenate="true"/>
    </style:style>
    <style:style style:name="P44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 fo:hyphenate="true"/>
    </style:style>
    <style:style style:name="P44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 fo:hyphenate="true"/>
    </style:style>
    <style:style style:name="P44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 fo:hyphenate="true"/>
    </style:style>
    <style:style style:name="P44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T448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 style:language-asian="fr" style:country-asian="BE"/>
    </style:style>
    <style:style style:name="T44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P45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1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52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5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54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5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P45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58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5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60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61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62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6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64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6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66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6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68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6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P47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1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72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 fo:language="en" fo:country="US" style:language-asian="fr" style:country-asian="BE"/>
    </style:style>
    <style:style style:name="P47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75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7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77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7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79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8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81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8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83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8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85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8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87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8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89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9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91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9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93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49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P49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497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 fo:language="en" fo:country="US" style:language-asian="fr" style:country-asian="BE"/>
    </style:style>
    <style:style style:name="P49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00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501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02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50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04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50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06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50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P50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0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10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 fo:language="en" fo:country="US" style:language-asian="fr" style:country-asian="BE"/>
    </style:style>
    <style:style style:name="P51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1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13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P51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1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16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 fo:language="en" fo:country="US" style:language-asian="fr" style:country-asian="BE"/>
    </style:style>
    <style:style style:name="P517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 fo:hyphenate="true"/>
    </style:style>
    <style:style style:name="P51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1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20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P521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T523" style:parent-style-name="Policepardéfaut" style:family="text">
      <style:text-properties style:font-name="Consolas" style:font-name-asian="Times New Roman" style:font-name-complex="Courier New" fo:color="#E01931" fo:font-size="10pt" style:font-size-asian="10pt" style:font-size-complex="10pt" style:language-asian="fr" style:country-asian="BE"/>
    </style:style>
    <style:style style:name="P524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 fo:hyphenate="true"/>
    </style:style>
    <style:style style:name="P52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 fo:hyphenate="true"/>
    </style:style>
    <style:style style:name="P52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T528" style:parent-style-name="Policepardéfaut" style:family="text">
      <style:text-properties style:font-name="Consolas" style:font-name-asian="Times New Roman" style:font-name-complex="Courier New" fo:color="#27AE60" fo:font-size="10pt" style:font-size-asian="10pt" style:font-size-complex="10pt" style:language-asian="fr" style:country-asian="BE"/>
    </style:style>
    <style:style style:name="T529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P53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 fo:hyphenate="true"/>
    </style:style>
    <style:style style:name="P531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532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 fo:hyphenate="true"/>
    </style:style>
    <style:style style:name="P533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3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35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536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37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538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P53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 fo:hyphenate="true"/>
    </style:style>
    <style:style style:name="P54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1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42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543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44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545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46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54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P548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 fo:hyphenate="true"/>
    </style:style>
    <style:style style:name="P54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0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51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552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T553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fo:language="en" fo:country="US" style:language-asian="fr" style:country-asian="BE"/>
    </style:style>
    <style:style style:name="T554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/>
    </style:style>
    <style:style style:name="P555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fr" style:country-asian="BE" fo:hyphenate="true"/>
    </style:style>
    <style:style style:name="P556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7" style:parent-style-name="Policepardéfaut" style:family="text"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/>
    </style:style>
    <style:style style:name="T558" style:parent-style-name="Policepardéfaut" style:family="text">
      <style:text-properties style:font-name="Consolas" style:font-name-asian="Times New Roman" style:font-name-complex="Courier New" fo:color="#1C57E1" fo:font-size="10pt" style:font-size-asian="10pt" style:font-size-complex="10pt" style:language-asian="fr" style:country-asian="BE"/>
    </style:style>
    <style:style style:name="P559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 fo:hyphenate="true"/>
    </style:style>
    <style:style style:name="P560" style:parent-style-name="Normal" style:family="paragraph">
      <style:paragraph-properties style:vertical-align="baseline" fo:margin-bottom="0in" style:line-height-at-leas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pt" style:font-size-asian="10pt" style:font-size-complex="10pt" style:language-asian="fr" style:country-asian="BE"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odule 1 exercices</text:p>
      <text:p text:style-name="Normal"/>
      <text:h text:style-name="P2" text:outline-level="2">Partie 1 ex 3 :</text:h>
      <text:p text:style-name="Normal"/>
      <text:p text:style-name="P3">o───────────────────────o ↓ largeur,longueur</text:p>
      <text:p text:style-name="P4"><text:s/>│ AfficheInfosRectangle │</text:p>
      <text:p text:style-name="P5"><text:s/>o───────────────────────o ↓ aire,perimetre</text:p>
      <text:p text:style-name="P6">┌─── *</text:p>
      <text:p text:style-name="P7"><text:span text:style-name="T8">│<text:s/></text:span><text:span text:style-name="T9">obtenir</text:span><text:span text:style-name="T10"><text:s/>largeur, longueur</text:span></text:p>
      <text:p text:style-name="P11">│ aire = (longueur * largeur)</text:p>
      <text:p text:style-name="P12">│ perimetre = 2 * (longueur + largeur)</text:p>
      <text:p text:style-name="P13"><text:span text:style-name="T14">│<text:s/></text:span><text:span text:style-name="T15">sortir</text:span><text:span text:style-name="T16"><text:s/></text:span><text:span text:style-name="T17">"Aire : "</text:span><text:span text:style-name="T18"><text:s/>aire +<text:s/></text:span><text:span text:style-name="T19">" Perimètre "</text:span><text:span text:style-name="T20"><text:s/>+ perimetre</text:span></text:p>
      <text:p text:style-name="P21">└──────────</text:p>
      <text:p text:style-name="Normal"/>
      <text:h text:style-name="P22" text:outline-level="2">Partie 2 ex 4 :</text:h>
      <text:p text:style-name="Normal"/>
      <text:p text:style-name="Normal"><draw:frame draw:style-name="a0" draw:name="Image 1" text:anchor-type="as-char" svg:x="0in" svg:y="0in" svg:width="6.3in" svg:height="0.42361in" style:rel-width="scale" style:rel-height="scale"><draw:image xlink:href="media/image1.png" xlink:type="simple" xlink:show="embed" xlink:actuate="onLoad"/><svg:title/><svg:desc/></draw:frame></text:p>
      <text:p text:style-name="P23">Résultat = « pas de résultat significatif »</text:p>
      <text:p text:style-name="P24"/>
      <text:h text:style-name="P25" text:outline-level="2">Partie 2 ex 5 :</text:h>
      <text:p text:style-name="Normal"/>
      <text:p text:style-name="P26">o─────────────────────────o</text:p>
      <text:p text:style-name="P27"><text:s/>│ afficherRésultatEnquete │</text:p>
      <text:p text:style-name="P28"><text:s/>o─────────────────────────o ↓ resultat</text:p>
      <text:p text:style-name="P29">┌─── *</text:p>
      <text:p text:style-name="P30">│ nbAvis = 500</text:p>
      <text:p text:style-name="P31">│ nbAvisPositifs = 270</text:p>
      <text:p text:style-name="P32">│ proportionPositifs = nbAvisPositifs / nbAvis</text:p>
      <text:p text:style-name="P33">│ majoritePositifs = proportionPositifs &gt; 0.5</text:p>
      <text:p text:style-name="P34">│<text:s/></text:p>
      <text:p text:style-name="P35"><text:span text:style-name="T36">│┌──<text:s/></text:span><text:span text:style-name="T37">if</text:span><text:span text:style-name="T38"><text:s/>(nbrAvis ≤ 100<text:s/></text:span><text:span text:style-name="T39">OR</text:span><text:span text:style-name="T40"><text:s/>(proportionPositifs &gt; 0.4<text:s/></text:span><text:span text:style-name="T41">AND</text:span><text:span text:style-name="T42"><text:s/>proportionPositifs &lt; 0.6))</text:span></text:p>
      <text:p text:style-name="P43"><text:span text:style-name="T44">││ résultat =<text:s/></text:span><text:span text:style-name="T45">"pas de résultat significatif"</text:span></text:p>
      <text:p text:style-name="P46"><text:span text:style-name="T47">│├──<text:s/></text:span><text:span text:style-name="T48">else</text:span><text:span text:style-name="T49"><text:s/></text:span><text:span text:style-name="T50">if</text:span><text:span text:style-name="T51">(nbAvis &gt; 100<text:s/></text:span><text:span text:style-name="T52">AND</text:span><text:span text:style-name="T53"><text:s/>majoritePositifs)</text:span></text:p>
      <text:p text:style-name="P54"><text:span text:style-name="T55">││ résultat =<text:s/></text:span><text:span text:style-name="T56">"significativement positif"</text:span></text:p>
      <text:p text:style-name="P57"><text:span text:style-name="T58">│├──<text:s/></text:span><text:span text:style-name="T59">else</text:span></text:p>
      <text:p text:style-name="P60"><text:span text:style-name="T61">││ résultat =<text:s/></text:span><text:span text:style-name="T62">"significativement négatif"</text:span></text:p>
      <text:p text:style-name="P63">│└──</text:p>
      <text:p text:style-name="P64"><text:span text:style-name="T65">│<text:s/></text:span><text:span text:style-name="T66">sortir</text:span><text:span text:style-name="T67"><text:s/>résultat</text:span></text:p>
      <text:p text:style-name="P68">└──────────</text:p>
      <text:p text:style-name="P69"/>
      <text:soft-page-break/>
      <text:h text:style-name="P70" text:outline-level="2"><text:line-break/></text:h>
      <text:h text:style-name="P71" text:outline-level="2"/>
      <text:h text:style-name="P72" text:outline-level="2"><text:line-break/>Partie 2 ex 6 :</text:h>
      <text:p text:style-name="Normal"/>
      <text:p text:style-name="P73">c)</text:p>
      <text:p text:style-name="P74"><text:span text:style-name="T75">┌──<text:s/></text:span><text:span text:style-name="T76">if</text:span><text:span text:style-name="T77"><text:s/>(age &lt; 18<text:s/></text:span><text:span text:style-name="T78">&amp;&amp;</text:span><text:span text:style-name="T79"><text:s/>!accompagné)</text:span></text:p>
      <text:p text:style-name="P80">│<text:s/></text:p>
      <text:p text:style-name="P81"><text:span text:style-name="T82">├──<text:s/></text:span><text:span text:style-name="T83">else</text:span></text:p>
      <text:p text:style-name="P84">│<text:s/></text:p>
      <text:p text:style-name="P85">└──</text:p>
      <text:p text:style-name="P86"/>
      <text:p text:style-name="P87">d)</text:p>
      <text:p text:style-name="P88"/>
      <text:p text:style-name="P89"><text:span text:style-name="T90">┌──<text:s/></text:span><text:span text:style-name="T91">if</text:span><text:span text:style-name="T92"><text:s/>(nbAchats ≤ 5<text:s/></text:span><text:span text:style-name="T93">OR</text:span><text:span text:style-name="T94"><text:s/>nbAchats &gt; 10)</text:span></text:p>
      <text:p text:style-name="P95">│<text:s/></text:p>
      <text:p text:style-name="P96"><text:span text:style-name="T97">├──<text:s/></text:span><text:span text:style-name="T98">else</text:span></text:p>
      <text:p text:style-name="P99">│<text:s/></text:p>
      <text:p text:style-name="P100">└──</text:p>
      <text:p text:style-name="P101"/>
      <text:p text:style-name="P102">e)</text:p>
      <text:p text:style-name="P103"/>
      <text:p text:style-name="P104"><text:span text:style-name="T105">┌──<text:s/></text:span><text:span text:style-name="T106">if</text:span><text:span text:style-name="T107"><text:s/>(tempsRestant ≤ 0<text:s/></text:span><text:span text:style-name="T108">And</text:span><text:span text:style-name="T109"><text:s/>aFiniExamen)</text:span></text:p>
      <text:p text:style-name="P110">│<text:s/></text:p>
      <text:p text:style-name="P111"><text:span text:style-name="T112">├──<text:s/></text:span><text:span text:style-name="T113">else</text:span></text:p>
      <text:p text:style-name="P114">│<text:s/></text:p>
      <text:p text:style-name="P115">└──</text:p>
      <text:p text:style-name="P116"/>
      <text:p text:style-name="P117">f)</text:p>
      <text:p text:style-name="P118"/>
      <text:p text:style-name="P119"><text:span text:style-name="T120">┌──<text:s/></text:span><text:span text:style-name="T121">if</text:span><text:span text:style-name="T122"><text:s/>(arriveALHeure<text:s/></text:span><text:span text:style-name="T123">OR</text:span><text:span text:style-name="T124"><text:s/>aBonneExcuse)</text:span></text:p>
      <text:p text:style-name="P125">│<text:s/></text:p>
      <text:p text:style-name="P126"><text:span text:style-name="T127">├──<text:s/></text:span><text:span text:style-name="T128">else</text:span></text:p>
      <text:p text:style-name="P129">│<text:s/></text:p>
      <text:p text:style-name="P130">└──</text:p>
      <text:p text:style-name="P131"/>
      <text:p text:style-name="P132">g)</text:p>
      <text:p text:style-name="P133"/>
      <text:p text:style-name="P134"><text:span text:style-name="T135">┌──<text:s/></text:span><text:span text:style-name="T136">if</text:span><text:span text:style-name="T137"><text:s/>((nbAvis ≥ 100)<text:s/></text:span><text:span text:style-name="T138">AND</text:span><text:span text:style-name="T139"><text:s/>(propPositif ≤ 0.4 || propPositif ≥ 0.6))</text:span></text:p>
      <text:p text:style-name="P140">│<text:s/></text:p>
      <text:p text:style-name="P141"><text:span text:style-name="T142">├──<text:s/></text:span><text:span text:style-name="T143">else</text:span></text:p>
      <text:p text:style-name="P144">│<text:s/></text:p>
      <text:p text:style-name="P145">└──</text:p>
      <text:p text:style-name="P146"/>
      <text:p text:style-name="P147">h)</text:p>
      <text:p text:style-name="P148"/>
      <text:p text:style-name="P149"><text:span text:style-name="T150">┌──<text:s/></text:span><text:span text:style-name="T151">if</text:span><text:span text:style-name="T152"><text:s/>(</text:span><text:span text:style-name="T153">NOT</text:span><text:span text:style-name="T154"><text:s/>clientRegulier || (nbCommandes2015 ≤ 5<text:s/></text:span><text:span text:style-name="T155">AND</text:span><text:span text:style-name="T156"><text:s/>totlaCommandes ≤ 750))</text:span></text:p>
      <text:p text:style-name="P157">│<text:s/></text:p>
      <text:p text:style-name="P158"><text:span text:style-name="T159">├──<text:s/></text:span><text:span text:style-name="T160">else</text:span></text:p>
      <text:p text:style-name="P161">│<text:s/></text:p>
      <text:p text:style-name="P162">└──</text:p>
      <text:p text:style-name="P163"/>
      <text:p text:style-name="P164"/>
      <text:p text:style-name="P165"/>
      <text:p text:style-name="P166"/>
      <text:soft-page-break/>
      <text:p text:style-name="P167">i)</text:p>
      <text:p text:style-name="P168"/>
      <text:p text:style-name="P169"><text:span text:style-name="T170">┌──<text:s/></text:span><text:span text:style-name="T171">if</text:span><text:span text:style-name="T172"><text:s/>(</text:span><text:span text:style-name="T173">NOT</text:span><text:span text:style-name="T174"><text:s/>clientRegulier || (nbCommandes2015 ≤ 5<text:s/></text:span><text:span text:style-name="T175">AND</text:span><text:span text:style-name="T176"><text:s/>totlaCommandes ≤ 750))</text:span></text:p>
      <text:p text:style-name="P177">│<text:s/></text:p>
      <text:p text:style-name="P178"><text:span text:style-name="T179">├──<text:s/></text:span><text:span text:style-name="T180">else</text:span></text:p>
      <text:p text:style-name="P181">│<text:s/></text:p>
      <text:p text:style-name="P182">└──</text:p>
      <text:p text:style-name="P183"/>
      <text:p text:style-name="P184"/>
      <text:p text:style-name="P185">j)</text:p>
      <text:p text:style-name="P186"><text:span text:style-name="T187">┌──<text:s/></text:span><text:span text:style-name="T188">if</text:span><text:span text:style-name="T189"><text:s/>(</text:span><text:span text:style-name="T190">NOT</text:span><text:span text:style-name="T191"><text:s/>echec || moyenne ≤ 16)</text:span></text:p>
      <text:p text:style-name="P192">│<text:s/></text:p>
      <text:p text:style-name="P193"><text:span text:style-name="T194">├──<text:s/></text:span><text:span text:style-name="T195">else</text:span></text:p>
      <text:p text:style-name="P196">│<text:s/></text:p>
      <text:p text:style-name="P197">└──</text:p>
      <text:p text:style-name="P198"/>
      <text:p text:style-name="P199"/>
      <text:h text:style-name="P200" text:outline-level="2">Partie 3 Ex 3.3 :</text:h>
      <text:p text:style-name="P201"/>
      <text:p text:style-name="P202">o──────────────o ↓ nom,anneeNaissance,genre</text:p>
      <text:p text:style-name="P203"><text:s/>│ JouetAOffrir │</text:p>
      <text:p text:style-name="P204"><text:s/>o──────────────o ↓ nom,jouetOffert</text:p>
      <text:p text:style-name="P205">┌─── *</text:p>
      <text:p text:style-name="P206"><text:span text:style-name="T207">│<text:s/></text:span><text:span text:style-name="T208">obtenir</text:span><text:span text:style-name="T209"><text:s/>nom, anneeNaissance,genre</text:span></text:p>
      <text:p text:style-name="P210"><text:span text:style-name="T211">│┌──<text:s/></text:span><text:span text:style-name="T212">if</text:span><text:span text:style-name="T213"><text:s/>(anneeNaissance ≥ 2020)</text:span></text:p>
      <text:p text:style-name="P214"><text:span text:style-name="T215">││ jouetOffert =<text:s/></text:span><text:span text:style-name="T216">"Ours en peluche"</text:span></text:p>
      <text:p text:style-name="P217"><text:span text:style-name="T218">│├──<text:s/></text:span><text:span text:style-name="T219">else</text:span><text:span text:style-name="T220"><text:s/></text:span><text:span text:style-name="T221">if</text:span><text:span text:style-name="T222">(anneeNaissance ≥ 2018<text:s/></text:span><text:span text:style-name="T223">AND</text:span><text:span text:style-name="T224"><text:s/>anneeNaissance ≤ 2019)</text:span></text:p>
      <text:p text:style-name="P225"><text:span text:style-name="T226">││┌──<text:s/></text:span><text:span text:style-name="T227">if</text:span><text:span text:style-name="T228"><text:s/>(genre ==<text:s/></text:span><text:span text:style-name="T229">"M"</text:span><text:span text:style-name="T230">)</text:span></text:p>
      <text:p text:style-name="P231"><text:span text:style-name="T232">│││ jouetOffert =<text:s/></text:span><text:span text:style-name="T233">"Voiture"</text:span></text:p>
      <text:p text:style-name="P234"><text:span text:style-name="T235">││├──<text:s/></text:span><text:span text:style-name="T236">else</text:span></text:p>
      <text:p text:style-name="P237"><text:span text:style-name="T238">│││ jouetOffert =<text:s/></text:span><text:span text:style-name="T239">"Poupée"</text:span></text:p>
      <text:p text:style-name="P240">││└──</text:p>
      <text:p text:style-name="P241"><text:span text:style-name="T242">│├──<text:s/></text:span><text:span text:style-name="T243">else</text:span><text:span text:style-name="T244"><text:s/></text:span><text:span text:style-name="T245">if</text:span><text:span text:style-name="T246">(anneeNaissance ≥ 2012<text:s/></text:span><text:span text:style-name="T247">AND</text:span><text:span text:style-name="T248"><text:s/>annneeNaissance ≤ 2017 )</text:span></text:p>
      <text:p text:style-name="P249"><text:span text:style-name="T250">││ jouetOffert =<text:s/></text:span><text:span text:style-name="T251">"bande dessinée"</text:span></text:p>
      <text:p text:style-name="P252"><text:span text:style-name="T253">│├──<text:s/></text:span><text:span text:style-name="T254">else</text:span></text:p>
      <text:p text:style-name="P255"><text:span text:style-name="T256">││ jouetOffert =<text:s/></text:span><text:span text:style-name="T257">"pas de cadeau"</text:span></text:p>
      <text:p text:style-name="P258">│└──</text:p>
      <text:p text:style-name="P259"><text:span text:style-name="T260">│<text:s/></text:span><text:span text:style-name="T261">sortir</text:span><text:span text:style-name="T262"><text:s/>nom,jouetOffert</text:span></text:p>
      <text:p text:style-name="P263">└──────────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64" text:outline-level="2"/>
      <text:h text:style-name="P265" text:outline-level="2">Partie 3 Ex 3.4 :</text:h>
      <text:p text:style-name="Normal"/>
      <text:p text:style-name="P266">o──────────────────o ↓ poids,longueur,largeur,hauteur</text:p>
      <text:p text:style-name="P267"><text:s/>│ EnvoiColisPostal │</text:p>
      <text:p text:style-name="P268"><text:s/>o──────────────────o ↓ messageErreur,taxeAppliquer</text:p>
      <text:p text:style-name="P269">┌─── *</text:p>
      <text:p text:style-name="P270">│ TAILLEMAX = 150</text:p>
      <text:p text:style-name="P271">│ VOLUMEMAX = 27</text:p>
      <text:p text:style-name="P272"><text:span text:style-name="T273">│<text:s/></text:span><text:span text:style-name="T274">obtenir</text:span><text:span text:style-name="T275"><text:s/>poids,longueur,largeur,hauteur</text:span></text:p>
      <text:p text:style-name="P276">│ tailleTotal = (longeur + largeur + hauteur)</text:p>
      <text:p text:style-name="P277">│ taxe = 12</text:p>
      <text:p text:style-name="P278"><text:span text:style-name="T279">│┌──<text:s/></text:span><text:span text:style-name="T280">if</text:span><text:span text:style-name="T281"><text:s/>(poids ≤ 10<text:s/></text:span><text:span text:style-name="T282">AND</text:span><text:span text:style-name="T283"><text:s/>tailleTotal ≤ TAILLEMAX)</text:span></text:p>
      <text:p text:style-name="P284"><text:span text:style-name="T285">││ colisValide =<text:s/></text:span><text:span text:style-name="T286">true</text:span></text:p>
      <text:p text:style-name="P287"><text:span text:style-name="T288">││┌──<text:s/></text:span><text:span text:style-name="T289">if</text:span><text:span text:style-name="T290"><text:s/>(poids ≥ 5<text:s/></text:span><text:span text:style-name="T291">AND</text:span><text:span text:style-name="T292"><text:s/>poids ≤ 10)</text:span></text:p>
      <text:p text:style-name="P293">│││ taxe = taxe + 5</text:p>
      <text:p text:style-name="P294">││└──</text:p>
      <text:p text:style-name="P295"><text:span text:style-name="T296">││┌──<text:s/></text:span><text:span text:style-name="T297">if</text:span><text:span text:style-name="T298">(volume &gt; VOLUMEMAX)</text:span></text:p>
      <text:p text:style-name="P299">│││ taxe = taxe + 8</text:p>
      <text:p text:style-name="P300">││└──</text:p>
      <text:p text:style-name="P301"><text:span text:style-name="T302">│├──<text:s/></text:span><text:span text:style-name="T303">else</text:span></text:p>
      <text:p text:style-name="P304"><text:span text:style-name="T305">││ colisValide =<text:s/></text:span><text:span text:style-name="T306">false</text:span></text:p>
      <text:p text:style-name="P307"><text:span text:style-name="T308">││ messageErreur =<text:s/></text:span><text:span text:style-name="T309">"colis hors normes"</text:span></text:p>
      <text:p text:style-name="P310">│└──</text:p>
      <text:p text:style-name="P311">│<text:s/></text:p>
      <text:p text:style-name="P312"><text:span text:style-name="T313">│┌──<text:s/></text:span><text:span text:style-name="T314">if</text:span><text:span text:style-name="T315"><text:s/>(calisValide)</text:span></text:p>
      <text:p text:style-name="P316"><text:span text:style-name="T317">││<text:s/></text:span><text:span text:style-name="T318">sortir</text:span><text:span text:style-name="T319"><text:s/>taxe</text:span></text:p>
      <text:p text:style-name="P320"><text:span text:style-name="T321">│├──<text:s/></text:span><text:span text:style-name="T322">else</text:span></text:p>
      <text:p text:style-name="P323"><text:span text:style-name="T324">││<text:s/></text:span><text:span text:style-name="T325">sortir</text:span><text:span text:style-name="T326"><text:s/>messageErreur</text:span></text:p>
      <text:p text:style-name="P327">│└──</text:p>
      <text:p text:style-name="P328">└──────────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329" text:outline-level="2">Partie 3 Ex 3.5 :</text:h>
      <text:p text:style-name="Normal"/>
      <text:p text:style-name="P330"><text:span text:style-name="T331">// ERREUR dans le nom de la variable de sortie, correction : prixTTC</text:span></text:p>
      <text:p text:style-name="P332"><text:s/>o────────────────o ↓ kmParcouru,poidsMeubles</text:p>
      <text:p text:style-name="P333"><text:s/>│ TarifTransport │</text:p>
      <text:p text:style-name="P334"><text:s/>o────────────────o ↓ montantFixe</text:p>
      <text:p text:style-name="P335">┌─── *</text:p>
      <text:p text:style-name="P336">│ TVAPOURCENTAGE = 21</text:p>
      <text:p text:style-name="P337"><text:span text:style-name="T338">│<text:s/></text:span><text:span text:style-name="T339">obtenir</text:span><text:span text:style-name="T340"><text:s/>kmParcouru, poidsMeubles</text:span></text:p>
      <text:p text:style-name="P341">│ montantFixe = 50</text:p>
      <text:p text:style-name="P342"><text:span text:style-name="T343">│┌──<text:s/></text:span><text:span text:style-name="T344">if</text:span><text:span text:style-name="T345">(kmParcouru ≤ 30)</text:span></text:p>
      <text:p text:style-name="P346">││ montantFixe = montantFixe + kmParcouru * 7</text:p>
      <text:p text:style-name="P347"><text:span text:style-name="T348">│├──<text:s/></text:span><text:span text:style-name="T349">else</text:span><text:span text:style-name="T350"><text:s/></text:span><text:span text:style-name="T351">if</text:span><text:span text:style-name="T352">(kmParcouru &gt; 30<text:s/></text:span><text:span text:style-name="T353">AND</text:span><text:span text:style-name="T354"><text:s/>kmParcouru ≤ 50)</text:span></text:p>
      <text:p text:style-name="P355">││ montantFixe = montantFixe + kmParcouru * 5</text:p>
      <text:p text:style-name="P356"><text:span text:style-name="T357">│├──<text:s/></text:span><text:span text:style-name="T358">else</text:span></text:p>
      <text:p text:style-name="P359">││ montantFixe = montantFixe + kmParcouru * 3</text:p>
      <text:p text:style-name="P360">│└──</text:p>
      <text:p text:style-name="P361">│<text:s/></text:p>
      <text:p text:style-name="P362"><text:span text:style-name="T363">│┌──<text:s/></text:span><text:span text:style-name="T364">if</text:span><text:span text:style-name="T365">(poidsMeubles &gt; 500)</text:span></text:p>
      <text:p text:style-name="P366"><text:span text:style-name="T367">││<text:s/></text:span><text:span text:style-name="T368">// Question pour l'arondi, exemple : poidsMeubles = 1012 ????</text:span></text:p>
      <text:p text:style-name="P369">││ trancheEntiere = poidsMeubles / 10</text:p>
      <text:p text:style-name="P370">││ montantFixe = montantFixe + (trancheEntiere * 2)</text:p>
      <text:p text:style-name="P371">│└──</text:p>
      <text:p text:style-name="P372">│<text:s/></text:p>
      <text:p text:style-name="P373">│ tva = montantFixe * (TVAPOURCENTAGE/10)</text:p>
      <text:p text:style-name="P374">│ montantFixe = montantFixe + tva</text:p>
      <text:p text:style-name="P375">│<text:s/></text:p>
      <text:p text:style-name="P376"><text:span text:style-name="T377">│<text:s/></text:span><text:span text:style-name="T378">sortir</text:span><text:span text:style-name="T379"><text:s/>montantFixe</text:span></text:p>
      <text:p text:style-name="P380">│<text:s/></text:p>
      <text:p text:style-name="P381">└──────────</text:p>
      <text:p text:style-name="P382"/>
      <text:h text:style-name="P383" text:outline-level="2">Partie 3 Ex 3.7 :</text:h>
      <text:p text:style-name="P384">o──────────────────o ↓ montantAchats</text:p>
      <text:p text:style-name="P385"><text:s/>│ CalcChequeCadeau │</text:p>
      <text:p text:style-name="P386"><text:s/>o──────────────────o ↓ montantCheque</text:p>
      <text:p text:style-name="P387">┌─── *</text:p>
      <text:p text:style-name="P388"><text:span text:style-name="T389">│<text:s/></text:span><text:span text:style-name="T390">obtenir</text:span><text:span text:style-name="T391"><text:s/>montantAchat</text:span></text:p>
      <text:p text:style-name="P392"><text:span text:style-name="T393">│┌──<text:s/></text:span><text:span text:style-name="T394">if</text:span><text:span text:style-name="T395">(montantAchat ≤ 500)</text:span></text:p>
      <text:p text:style-name="P396">││ pourcentage = 3</text:p>
      <text:p text:style-name="P397"><text:span text:style-name="T398">│├──<text:s/></text:span><text:span text:style-name="T399">else</text:span><text:span text:style-name="T400"><text:s/></text:span><text:span text:style-name="T401">if</text:span><text:span text:style-name="T402">(montantAchat &gt; 500<text:s/></text:span><text:span text:style-name="T403">AND</text:span><text:span text:style-name="T404"><text:s/>montantAchat ≤ 800)</text:span></text:p>
      <text:p text:style-name="P405">││ pourcentage = 5</text:p>
      <text:p text:style-name="P406"><text:span text:style-name="T407">│├──<text:s/></text:span><text:span text:style-name="T408">else</text:span><text:span text:style-name="T409"><text:s/></text:span><text:span text:style-name="T410">if</text:span><text:span text:style-name="T411">(montantAchat &gt; 800<text:s/></text:span><text:span text:style-name="T412">AND</text:span><text:span text:style-name="T413"><text:s/>montantAchat ≤ 1200)</text:span></text:p>
      <text:p text:style-name="P414">││ pourcentage = 7</text:p>
      <text:p text:style-name="P415"><text:span text:style-name="T416">│├──<text:s/></text:span><text:span text:style-name="T417">else</text:span></text:p>
      <text:p text:style-name="P418">││ pourcentage = 10</text:p>
      <text:p text:style-name="P419">│└──</text:p>
      <text:p text:style-name="P420">│<text:s/></text:p>
      <text:p text:style-name="P421">│ montantCheque = montantCheque + ((pourcentage/100)*montantAchat)</text:p>
      <text:p text:style-name="P422">│<text:s/></text:p>
      <text:p text:style-name="P423"><text:span text:style-name="T424">│┌──<text:s/></text:span><text:span text:style-name="T425">if</text:span><text:span text:style-name="T426">(montantCheque &gt; 150)</text:span></text:p>
      <text:p text:style-name="P427">││ montantCheque = 150</text:p>
      <text:p text:style-name="P428">│└──</text:p>
      <text:p text:style-name="P429">│<text:s/></text:p>
      <text:p text:style-name="P430"><text:span text:style-name="T431">│<text:s/></text:span><text:span text:style-name="T432">sortir</text:span><text:span text:style-name="T433"><text:s/>montantCheque</text:span></text:p>
      <text:p text:style-name="P434">└──────────</text:p>
      <text:p text:style-name="Normal"/>
      <text:soft-page-break/>
      <text:h text:style-name="P435" text:outline-level="2">Partie 3 Ex 3.8 :</text:h>
      <text:p text:style-name="Normal"/>
      <text:p text:style-name="P436"><text:span text:style-name="T437">// EXERCICE 3.8</text:span></text:p>
      <text:p text:style-name="P438"><text:s/></text:p>
      <text:p text:style-name="P439"><text:span text:style-name="T440"><text:s/></text:span><text:span text:style-name="T441">// Possibilité de le faire uniquement en deux test et non en trois comme fait ci dessous</text:span></text:p>
      <text:p text:style-name="P442"><text:s/>o───────────o ↓ joursDate,moisDate</text:p>
      <text:p text:style-name="P443"><text:s/>│ VerifDate │</text:p>
      <text:p text:style-name="P444"><text:s/>o───────────o ↓ messageInfoDate</text:p>
      <text:p text:style-name="P445">┌─── *</text:p>
      <text:p text:style-name="P446"><text:span text:style-name="T447">│<text:s/></text:span><text:span text:style-name="T448">obtenir</text:span><text:span text:style-name="T449"><text:s/>joursDate,moisDate</text:span></text:p>
      <text:p text:style-name="P450"><text:span text:style-name="T451">│┌──<text:s/></text:span><text:span text:style-name="T452">if</text:span><text:span text:style-name="T453"><text:s/>(moisDate ≥ 1<text:s/></text:span><text:span text:style-name="T454">AND</text:span><text:span text:style-name="T455"><text:s/>moisDate ≤ 12)</text:span></text:p>
      <text:p text:style-name="P456"><text:span text:style-name="T457">││┌──<text:s/></text:span><text:span text:style-name="T458">if</text:span><text:span text:style-name="T459">((moisDate == 4<text:s/></text:span><text:span text:style-name="T460">OR</text:span><text:span text:style-name="T461"><text:s/>moisDate == 6<text:s/></text:span><text:span text:style-name="T462">OR</text:span><text:span text:style-name="T463"><text:s/>moisDate == 9<text:s/></text:span><text:span text:style-name="T464">OR</text:span><text:span text:style-name="T465"><text:s/>moisDate == 11)<text:s/></text:span><text:span text:style-name="T466">AND</text:span><text:span text:style-name="T467"><text:s/>(joursDate ≥ 1<text:s/></text:span><text:span text:style-name="T468">AND</text:span><text:span text:style-name="T469"><text:s/>joursDate ≤ 30))</text:span></text:p>
      <text:p text:style-name="P470"><text:span text:style-name="T471">│││ messageInfoDate =<text:s/></text:span><text:span text:style-name="T472">"date correct"</text:span></text:p>
      <text:p text:style-name="P473"><text:span text:style-name="T474">││├──<text:s/></text:span><text:span text:style-name="T475">else</text:span><text:span text:style-name="T476"><text:s/></text:span><text:span text:style-name="T477">if</text:span><text:span text:style-name="T478">((moisDate == 1<text:s/></text:span><text:span text:style-name="T479">OR</text:span><text:span text:style-name="T480"><text:s/>moisDate == 3<text:s/></text:span><text:span text:style-name="T481">OR</text:span><text:span text:style-name="T482"><text:s/>moisDate == 5<text:s/></text:span><text:span text:style-name="T483">OR</text:span><text:span text:style-name="T484"><text:s/>mois Date == 7<text:s/></text:span><text:span text:style-name="T485">OR</text:span><text:span text:style-name="T486"><text:s/>moisDate == 8<text:s/></text:span><text:span text:style-name="T487">OR</text:span><text:span text:style-name="T488"><text:s/>moisDate == 10<text:s/></text:span><text:span text:style-name="T489">OR</text:span><text:span text:style-name="T490"><text:s/>moisDate = 12)<text:s/></text:span><text:span text:style-name="T491">AND</text:span><text:span text:style-name="T492"><text:s/>(joursDate ≥ 1<text:s/></text:span><text:span text:style-name="T493">AND</text:span><text:span text:style-name="T494"><text:s/>joursDate ≤ 31))</text:span></text:p>
      <text:p text:style-name="P495"><text:span text:style-name="T496">│││ messageInfoDate =<text:s/></text:span><text:span text:style-name="T497">"date correct"</text:span></text:p>
      <text:p text:style-name="P498"><text:span text:style-name="T499">││├──<text:s/></text:span><text:span text:style-name="T500">else</text:span><text:span text:style-name="T501"><text:s/></text:span><text:span text:style-name="T502">if</text:span><text:span text:style-name="T503">(moisDate == 2<text:s/></text:span><text:span text:style-name="T504">AND</text:span><text:span text:style-name="T505"><text:s/>(joursDate ≥ 1<text:s/></text:span><text:span text:style-name="T506">AND</text:span><text:span text:style-name="T507"><text:s/>joursDate ≤ 29))</text:span></text:p>
      <text:p text:style-name="P508"><text:span text:style-name="T509">│││ messageInfoDate =<text:s/></text:span><text:span text:style-name="T510">"date correct"</text:span></text:p>
      <text:p text:style-name="P511"><text:span text:style-name="T512">││├──<text:s/></text:span><text:span text:style-name="T513">else</text:span></text:p>
      <text:p text:style-name="P514"><text:span text:style-name="T515">│││ messageInfoDate =<text:s/></text:span><text:span text:style-name="T516">"jours invalide"</text:span></text:p>
      <text:p text:style-name="P517">││└──</text:p>
      <text:p text:style-name="P518"><text:span text:style-name="T519">│├──<text:s/></text:span><text:span text:style-name="T520">else</text:span></text:p>
      <text:p text:style-name="P521"><text:span text:style-name="T522">││ messageInfoDate =<text:s/></text:span><text:span text:style-name="T523">"mois invalide"</text:span></text:p>
      <text:p text:style-name="P524">│└──</text:p>
      <text:p text:style-name="P525">│<text:s/></text:p>
      <text:p text:style-name="P526"><text:span text:style-name="T527">│<text:s/></text:span><text:span text:style-name="T528">sortir</text:span><text:span text:style-name="T529"><text:s/>messageInfoDate</text:span></text:p>
      <text:p text:style-name="P530">└──────────</text:p>
      <text:p text:style-name="Normal"/>
      <text:h text:style-name="P531" text:outline-level="2">Partie 3 Ex 3.10 :</text:h>
      <text:p text:style-name="Normal"/>
      <text:p text:style-name="P532"/>
      <text:p text:style-name="P533"><text:span text:style-name="T534">┌──<text:s/></text:span><text:span text:style-name="T535">if</text:span><text:span text:style-name="T536"><text:s/>(poidsBagage &gt; 0<text:s/></text:span><text:span text:style-name="T537">AND</text:span><text:span text:style-name="T538"><text:s/>poidsBagage &lt; 15)</text:span></text:p>
      <text:p text:style-name="P539">│ prixbagage = 24</text:p>
      <text:p text:style-name="P540"><text:span text:style-name="T541">├──<text:s/></text:span><text:span text:style-name="T542">else</text:span><text:span text:style-name="T543"><text:s/></text:span><text:span text:style-name="T544">if</text:span><text:span text:style-name="T545">(poidsBagage ≥ 15<text:s/></text:span><text:span text:style-name="T546">AND</text:span><text:span text:style-name="T547"><text:s/>poidsBagage ≤ 20)</text:span></text:p>
      <text:p text:style-name="P548">│ prixBagage = 36</text:p>
      <text:p text:style-name="P549"><text:span text:style-name="T550">├──<text:s/></text:span><text:span text:style-name="T551">else</text:span><text:span text:style-name="T552"><text:s/></text:span><text:span text:style-name="T553">if</text:span><text:span text:style-name="T554">(poidsBagage &gt; 20)</text:span></text:p>
      <text:p text:style-name="P555">│ prixBagage = 50</text:p>
      <text:p text:style-name="P556"><text:span text:style-name="T557">├──<text:s/></text:span><text:span text:style-name="T558">else</text:span></text:p>
      <text:p text:style-name="P559">│ prixBagage = 0</text:p>
      <text:p text:style-name="P560">└──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BE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BE"/>
    </style:style>
    <style:style style:name="keyword" style:display-name="keyword" style:family="text" style:parent-style-name="Policepardéfaut"/>
    <style:style style:name="Citation1" style:display-name="Citation1" style:family="text" style:parent-style-name="Policepardéfaut"/>
    <style:style style:name="reserved-word" style:display-name="reserved-word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itation2" style:display-name="Citation2" style:family="text" style:parent-style-name="Policepardéfaut"/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comment" style:display-name="comment" style:family="text" style:parent-style-name="Policepardéfau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itation3" style:display-name="Citation3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rian Michaux</meta:initial-creator>
    <dc:creator>Dorian Michaux</dc:creator>
    <meta:creation-date>2023-10-03T09:11:00Z</meta:creation-date>
    <dc:date>2023-10-04T11:48:00Z</dc:date>
    <meta:template xlink:href="Normal.dotm" xlink:type="simple"/>
    <meta:editing-cycles>36</meta:editing-cycles>
    <meta:editing-duration>PT26940S</meta:editing-duration>
    <meta:document-statistic meta:page-count="6" meta:paragraph-count="10" meta:word-count="816" meta:character-count="5297" meta:row-count="37" meta:non-whitespace-character-count="4491"/>
  </office:meta>
</office:document-meta>
</file>